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lucidasans1" svg:font-family="lucidasan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8" style:family="paragraph" style:parent-style-name="Standard">
      <style:paragraph-properties fo:text-align="center" style:justify-single-word="false"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list-style-name="L2">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4" style:family="paragraph" style:parent-style-name="Standard" style:list-style-name="L2">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16"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17"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18"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19"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0" style:family="paragraph" style:parent-style-name="Standard" style:list-style-name="L3">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1" style:family="paragraph" style:parent-style-name="Standard" style:list-style-name="L10">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2" style:family="paragraph" style:parent-style-name="Standard" style:list-style-name="L10">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3" style:family="paragraph" style:parent-style-name="Standard" style:list-style-name="L10">
      <style:paragraph-properties fo:margin-left="0.4925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4" style:family="paragraph" style:parent-style-name="Standard" style:list-style-name="L4">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5" style:family="paragraph" style:parent-style-name="Standard" style:list-style-name="L4">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6" style:family="paragraph" style:parent-style-name="Standard" style:list-style-name="L5">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7" style:family="paragraph" style:parent-style-name="Standard" style:list-style-name="L5">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8" style:family="paragraph" style:parent-style-name="Standard" style:list-style-name="L6">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29" style:family="paragraph" style:parent-style-name="Standard" style:list-style-name="L6">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0" style:family="paragraph" style:parent-style-name="Standard" style:list-style-name="L7">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1" style:family="paragraph" style:parent-style-name="Standard" style:list-style-name="L7">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2" style:family="paragraph" style:parent-style-name="Standard" style:list-style-name="L8">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3" style:family="paragraph" style:parent-style-name="Standard" style:list-style-name="L8">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4" style:family="paragraph" style:parent-style-name="Standard" style:list-style-name="L9">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5" style:family="paragraph" style:parent-style-name="Standard" style:list-style-name="L9">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6" style:family="paragraph" style:parent-style-name="Standard" style:list-style-name="L11">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7" style:family="paragraph" style:parent-style-name="Standard" style:list-style-name="L11">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8" style:family="paragraph" style:parent-style-name="Standard" style:list-style-name="L12">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39" style:family="paragraph" style:parent-style-name="Standard" style:list-style-name="L12">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0" style:family="paragraph" style:parent-style-name="Standard" style:list-style-name="L14">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1" style:family="paragraph" style:parent-style-name="Standard" style:list-style-name="L14">
      <style:paragraph-properties fo:margin-left="0.9846in" fo:margin-right="0in" fo:text-align="start" style:justify-single-word="false" fo:text-indent="0in" style:auto-text-indent="false"/>
      <style:text-properties fo:font-size="18pt" style:text-underline-style="none" fo:font-weight="normal" style:font-size-asian="18pt" style:font-weight-asian="normal" style:font-size-complex="18pt" style:font-weight-complex="normal"/>
    </style:style>
    <style:style style:name="P42" style:family="paragraph" style:parent-style-name="Standard" style:list-style-name="L4">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3" style:family="paragraph" style:parent-style-name="Standard" style:list-style-name="L5">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4" style:family="paragraph" style:parent-style-name="Standard" style:list-style-name="L6">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5" style:family="paragraph" style:parent-style-name="Standard" style:list-style-name="L7">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6" style:family="paragraph" style:parent-style-name="Standard" style:list-style-name="L8">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7" style:family="paragraph" style:parent-style-name="Standard" style:list-style-name="L9">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8" style:family="paragraph" style:parent-style-name="Standard" style:list-style-name="L11">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49" style:family="paragraph" style:parent-style-name="Standard" style:list-style-name="L12">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0" style:family="paragraph" style:parent-style-name="Standard" style:list-style-name="L14">
      <style:paragraph-properties fo:margin-left="0.9846in" fo:margin-right="0in" fo:text-align="start" style:justify-single-word="false" fo:text-indent="0in" style:auto-text-indent="false"/>
      <style:text-properties fo:font-size="18pt" style:text-underline-style="none" fo:font-weight="bold" style:font-size-asian="18pt" style:font-weight-asian="bold" style:font-size-complex="18pt" style:font-weight-complex="bold"/>
    </style:style>
    <style:style style:name="P51"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2"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3"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4"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5"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6"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7"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8"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59"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0" style:family="paragraph" style:parent-style-name="Standard" style:list-style-name="L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1"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2"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3"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4"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5"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6"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7"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8"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69"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0"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1"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2"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3"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4"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5"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6"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7"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8"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79"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0"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1"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2"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3" style:family="paragraph" style:parent-style-name="Standard" style:list-style-name="L7">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4"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5"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6"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7" style:family="paragraph" style:parent-style-name="Standard" style:list-style-name="L8">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8"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89"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0"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1"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2"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3"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4"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5"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6"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7"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8"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99"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0"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1" style:family="paragraph" style:parent-style-name="Standard" style:list-style-name="L9">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2"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3"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4"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5" style:family="paragraph" style:parent-style-name="Standard" style:list-style-name="L11">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6"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7"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8"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09"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0"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1" style:family="paragraph" style:parent-style-name="Standard" style:list-style-name="L12">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2"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3"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4"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5"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6"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7"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8"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19"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0"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1"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2"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3"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4" style:family="paragraph" style:parent-style-name="Standard" style:list-style-name="L14">
      <style:paragraph-properties fo:margin-left="1.4772in" fo:margin-right="0in" fo:text-align="start" style:justify-single-word="false" fo:text-indent="0in" style:auto-text-indent="false"/>
      <style:text-properties fo:font-size="14pt" style:text-underline-style="none" fo:font-weight="normal" style:font-size-asian="12.25pt" style:font-weight-asian="normal" style:font-size-complex="14pt" style:font-weight-complex="normal"/>
    </style:style>
    <style:style style:name="P125" style:family="paragraph" style:parent-style-name="Standard">
      <style:paragraph-properties fo:margin-left="1.4772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26" style:family="paragraph" style:parent-style-name="Standard" style:list-style-name="L5">
      <style:paragraph-properties fo:margin-left="1.4772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27" style:family="paragraph" style:parent-style-name="Standard" style:list-style-name="L6">
      <style:paragraph-properties fo:margin-left="1.4772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28" style:family="paragraph" style:parent-style-name="Standard">
      <style:paragraph-properties fo:margin-left="0in" fo:margin-right="0in" fo:text-align="start"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129" style:family="paragraph" style:parent-style-name="Standard">
      <style:paragraph-properties fo:margin-left="0in" fo:margin-right="0in" fo:text-align="start" style:justify-single-word="false" fo:text-indent="0in" style:auto-text-indent="false"/>
      <style:text-properties fo:font-size="18pt" style:text-underline-style="none" fo:font-weight="normal" style:font-size-asian="15.75pt" style:font-weight-asian="normal" style:font-size-complex="18pt" style:font-weight-complex="normal"/>
    </style:style>
    <style:style style:name="P130" style:family="paragraph" style:parent-style-name="Standard">
      <style:paragraph-properties fo:margin-left="0in" fo:margin-right="0in" fo:text-align="start" style:justify-single-word="false" fo:text-indent="0in" style:auto-text-indent="false"/>
      <style:text-properties fo:font-size="18pt" style:text-underline-style="none" fo:font-weight="bold" style:font-size-asian="15.75pt" style:font-weight-asian="bold" style:font-size-complex="18pt" style:font-weight-complex="bold"/>
    </style:style>
    <style:style style:name="P131" style:family="paragraph" style:parent-style-name="Standard">
      <style:paragraph-properties fo:margin-left="0in" fo:margin-right="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32" style:family="paragraph" style:parent-style-name="Standard">
      <style:paragraph-properties fo:margin-left="0in" fo:margin-right="0in" fo:text-align="center" style:justify-single-word="false" fo:text-indent="0in"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33" style:family="paragraph" style:parent-style-name="Standard">
      <style:paragraph-properties fo:margin-left="0in" fo:margin-right="0in" fo:text-align="center" style:justify-single-word="false" fo:text-indent="0in" style:auto-text-indent="false"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134" style:family="paragraph" style:parent-style-name="Standard">
      <style:paragraph-properties fo:margin-left="0in" fo:margin-right="0in" fo:text-align="center" style:justify-single-word="false" fo:text-indent="0in" style:auto-text-indent="false" fo:break-before="page"/>
      <style:text-properties fo:font-size="20pt" style:text-underline-style="solid" style:text-underline-width="auto" style:text-underline-color="font-color" fo:font-weight="bold" style:font-size-asian="17.5pt" style:font-weight-asian="bold" style:font-size-complex="20pt" style:font-weight-complex="bold"/>
    </style:style>
    <style:style style:name="T1" style:family="text">
      <style:text-properties style:font-size-asian="14pt"/>
    </style:style>
    <style:style style:name="T2" style:family="text">
      <style:text-properties fo:font-weight="bold" style:font-weight-asian="bold" style:font-weight-complex="bold"/>
    </style:style>
    <style:style style:name="T3" style:family="text">
      <style:text-properties fo:font-weight="bold" style:font-size-asian="14pt"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Submarines</text:p>
      <text:p text:style-name="P1"/>
      <text:p text:style-name="P2">Amitai Bar</text:p>
      <text:p text:style-name="P2">Assaf Paz</text:p>
      <text:p text:style-name="P8">Submarines – what it's all about?</text:p>
      <text:p text:style-name="P3"/>
      <text:p text:style-name="P3"/>
      <text:p text:style-name="P5">Project objectives</text:p>
      <text:p text:style-name="P5"/>
      <text:p text:style-name="P7">Implementing the 'Submarines' game as a client-server application, with rich GUI capabilities (such as drag-n'-drop).</text:p>
      <text:p text:style-name="P7"/>
      <text:p text:style-name="P7">The server will contain a simple logger so that the administrator can track the game as it advances, but even the administrator will not be able to view the players' boards.</text:p>
      <text:p text:style-name="P7"/>
      <text:p text:style-name="P7">The game will be composed of 2 applications. The Submarine Server and the Submarine Client. Each player run it's own instantiation of the Submarine Client, and both need to be connected to server so the that the game can be commenced.</text:p>
      <text:p text:style-name="P7"/>
      <text:p text:style-name="P5"/>
      <text:p text:style-name="P5">Game objectives</text:p>
      <text:p text:style-name="P5"/>
      <text:list text:style-name="L1">
        <text:list-item>
          <text:p text:style-name="P10">Deploy the submarines on the player board (as scattered as can be – just a suggestion)</text:p>
        </text:list-item>
        <text:list-item>
          <text:p text:style-name="P10">Bomb the opponent's board and hopefully damage it's submarine fleet</text:p>
        </text:list-item>
        <text:list-item>
          <text:p text:style-name="P10">Eliminate all of the opponent's submarines before they eliminate the player's fleet</text:p>
        </text:list-item>
      </text:list>
      <text:p text:style-name="P6"/>
      <text:p text:style-name="P6"/>
      <text:p text:style-name="P6"/>
      <text:p text:style-name="P5">Implementation Information</text:p>
      <text:p text:style-name="P5"/>
      <text:p text:style-name="P7">Game is written in C#, using SharpDevelop 2.2 as and IDE and GoogleCode as a SVN code repository.</text:p>
      <text:p text:style-name="P7"/>
      <text:p text:style-name="P7">In order to allow swift integration between the IDE and the SVN server, SVNTortoise was installed.</text:p>
      <text:p text:style-name="P7"/>
      <text:p text:style-name="P7">All services and tools used in the creation of this project (beside the .NET compiler) are legally free.</text:p>
      <text:p text:style-name="P7"/>
      <text:p text:style-name="P8">Classes Description</text:p>
      <text:list text:style-name="L2">
        <text:list-item>
          <text:p text:style-name="P13">Client Classes</text:p>
        </text:list-item>
      </text:list>
      <text:p text:style-name="P4"/>
      <text:list text:style-name="L3">
        <text:list-item>
          <text:p text:style-name="P15"><text:span text:style-name="T2">Class name:</text:span> Client_Form</text:p>
        </text:list-item>
      </text:list>
      <text:list text:style-name="L4">
        <text:list-item>
          <text:p text:style-name="P24"><text:span text:style-name="T2">Class purpose:</text:span> Actual Client GUI – Client side user play using this form.</text:p>
        </text:list-item>
        <text:list-item>
          <text:p text:style-name="P24"><text:span text:style-name="T2">Inherit From:</text:span> Form</text:p>
        </text:list-item>
        <text:list-item>
          <text:p text:style-name="P42">Class functions:</text:p>
        </text:list-item>
      </text:list>
      <text:list text:style-name="L4">
        <text:list-item text:start-value="1">
          <text:p text:style-name="P51"><text:span text:style-name="T2">Function Name &amp; Purpose:</text:span> ClientForm – c'tor – initialize the class on new. </text:p>
        </text:list-item>
        <text:list-item>
          <text:p text:style-name="P51"><text:span text:style-name="T2">Function Name &amp; Purpose:</text:span> Client_FormFormClosing – event handler – handle the event that a user closed the Client form</text:p>
        </text:list-item>
        <text:list-item>
          <text:p text:style-name="P51"><text:span text:style-name="T2">Function Name &amp; Purpose:</text:span> Connect_Click – event handler – handle the event that a user clicked the Connect button</text:p>
        </text:list-item>
        <text:list-item>
          <text:p text:style-name="P51"><text:span text:style-name="T2">Function Name &amp; Purpose:</text:span> sendData – Send a message of a certain type to the server. Message Types: Guess, Hit, Miss... (Client_Form.DataType enumeration)</text:p>
        </text:list-item>
        <text:list-item>
          <text:p text:style-name="P51"><text:span text:style-name="T2">Function Name &amp; Purpose:</text:span> reaciveEvent – Parse the message that was received, and run action accordingly. </text:p>
        </text:list-item>
        <text:list-item>
          <text:p text:style-name="P51"><text:span text:style-name="T2">Function Name &amp; Purpose:</text:span> Client_Form_Load – event handler – prepare to form so it will be displayed correctly.</text:p>
        </text:list-item>
        <text:list-item>
          <text:p text:style-name="P51"><text:span text:style-name="T2">Function Name &amp; Purpose:</text:span> resetGame – Reset the game, make the GUI look as if it was just reran and connected to the server.</text:p>
        </text:list-item>
        <text:list-item>
          <text:p text:style-name="P51"><text:s/><text:span text:style-name="T2">Function Name &amp; Purpose:</text:span> repositoryIsEmpty – check if the submarine repository is empty.</text:p>
        </text:list-item>
        <text:list-item>
          <text:p text:style-name="P51"><text:span text:style-name="T2">Function Name &amp; Purpose:</text:span> M_startGame_Click – event handler – handle the event that the start game button was clicked.</text:p>
          <text:p text:style-name="P51"/>
        </text:list-item>
      </text:list>
      <text:list text:style-name="L3" text:continue-numbering="true">
        <text:list-item>
          <text:p text:style-name="P15"><text:span text:style-name="T2">Class name:</text:span> GameClient</text:p>
        </text:list-item>
      </text:list>
      <text:list text:style-name="L5">
        <text:list-item>
          <text:p text:style-name="P26"><text:span text:style-name="T2">Class purpose: </text:span>Communication class for the client side – all of the client communication is based on this class </text:p>
        </text:list-item>
        <text:list-item>
          <text:p text:style-name="P26"><text:span text:style-name="T2">Inherit From:</text:span> - </text:p>
        </text:list-item>
        <text:list-item>
          <text:p text:style-name="P43">Class functions:</text:p>
        </text:list-item>
      </text:list>
      <text:list text:style-name="L5">
        <text:list-item text:start-value="1">
          <text:p text:style-name="P61"><text:soft-page-break/><text:span text:style-name="T2">Function Name &amp; Purpose: </text:span><text:span text:style-name="T1">GameClient – c'tor - initialize the class on new.</text:span></text:p>
        </text:list-item>
        <text:list-item>
          <text:p text:style-name="P61"><text:span text:style-name="T3">Function Name &amp; Purpose:</text:span><text:span text:style-name="T1"> SendData – Send a given message to the server as is.</text:span></text:p>
        </text:list-item>
        <text:list-item>
          <text:p text:style-name="P61"><text:span text:style-name="T3">Function Name &amp; Purpose: </text:span><text:span text:style-name="T1">OnDataRecieved – Read data from the connection and handle it if needed.</text:span></text:p>
        </text:list-item>
        <text:list-item>
          <text:p text:style-name="P61"><text:span text:style-name="T3">Function Name &amp; Purpose:</text:span><text:span text:style-name="T1"> handleData – handle the given (read) data.</text:span></text:p>
        </text:list-item>
        <text:list-item>
          <text:p text:style-name="P61"><text:span text:style-name="T3">Function Name &amp; Purpose:</text:span><text:span text:style-name="T1"> start – start the data receiving thread (start listen).</text:span></text:p>
        </text:list-item>
        <text:list-item>
          <text:p text:style-name="P61"><text:span text:style-name="T3">Function Name &amp; Purpose:</text:span><text:span text:style-name="T1"> stop – stop the data receiving thread (stop listen).</text:span></text:p>
          <text:p text:style-name="P126"/>
        </text:list-item>
      </text:list>
      <text:list text:style-name="L3" text:continue-numbering="true">
        <text:list-item>
          <text:p text:style-name="P15"><text:span text:style-name="T2">Class name:</text:span> GameGridPanel</text:p>
        </text:list-item>
      </text:list>
      <text:list text:style-name="L6">
        <text:list-item>
          <text:p text:style-name="P28"><text:span text:style-name="T2">Class purpose:</text:span> Implement a 10-by-10 grid panel </text:p>
        </text:list-item>
        <text:list-item>
          <text:p text:style-name="P28"><text:span text:style-name="T2">Inherit From:</text:span> GridPanelBase</text:p>
        </text:list-item>
        <text:list-item>
          <text:p text:style-name="P44">Class functions:</text:p>
        </text:list-item>
      </text:list>
      <text:list text:style-name="L6">
        <text:list-item text:start-value="1">
          <text:p text:style-name="P67"><text:span text:style-name="T2">Function Name &amp; Purpose: </text:span>GameGridPanel - <text:span text:style-name="T1">c'tor - initialize the class on new.</text:span></text:p>
        </text:list-item>
        <text:list-item>
          <text:p text:style-name="P67"><text:span text:style-name="T3">Function Name &amp; Purpose: </text:span><text:span text:style-name="T1">setParent – set the containing parent (Client_Form) *** was not passed through the c'tor due to VS designer limitations.</text:span></text:p>
        </text:list-item>
        <text:list-item>
          <text:p text:style-name="P67"><text:span text:style-name="T3">Function Name &amp; Purpose:</text:span><text:span text:style-name="T1"> tileWasClicked – observer, overriden – what to do on the event that a specific given tile was clicked.</text:span></text:p>
          <text:p text:style-name="P127"/>
        </text:list-item>
      </text:list>
      <text:list text:style-name="L3" text:continue-numbering="true">
        <text:list-item>
          <text:p text:style-name="P15"><text:span text:style-name="T2">Class name:</text:span> GridPanelBase</text:p>
        </text:list-item>
      </text:list>
      <text:list text:style-name="L7">
        <text:list-item>
          <text:p text:style-name="P30"><text:span text:style-name="T2">Class purpose: </text:span>base for all grids that contain tiles (not a requirement). Several common grid function were implemented here, while other are virtual and blank by default.</text:p>
        </text:list-item>
        <text:list-item>
          <text:p text:style-name="P30"><text:span text:style-name="T2">Inherit From:</text:span> UserControl</text:p>
        </text:list-item>
        <text:list-item>
          <text:p text:style-name="P45">Class functions:</text:p>
        </text:list-item>
      </text:list>
      <text:list text:style-name="L7">
        <text:list-item text:start-value="1">
          <text:p text:style-name="P70"><text:span text:style-name="T2">Function Name &amp; Purpose:</text:span> GridPanelBase – c'tor – initialize the class on new.</text:p>
        </text:list-item>
        <text:list-item>
          <text:p text:style-name="P70"><text:span text:style-name="T2">Function Name &amp; Purpose: </text:span>addTilesToList – Look for tiles in the ControlContainer and add them to a list so that it will be easier to control them.</text:p>
        </text:list-item>
        <text:list-item>
          <text:p text:style-name="P70"><text:span text:style-name="T2">Function Name &amp; Purpose: </text:span>checkOverlap – check if a tile <text:soft-page-break/>with a given length will overlap another tile at a given grid location.</text:p>
        </text:list-item>
        <text:list-item>
          <text:p text:style-name="P70"><text:span text:style-name="T2">Function Name &amp; Purpose: </text:span>isEmptyBoard – check if the grid does not contain any tiles.</text:p>
        </text:list-item>
        <text:list-item>
          <text:p text:style-name="P70"><text:span text:style-name="T2">Function Name &amp; Purpose: </text:span>isEmptyTile – check if a tile is empty at a given specific board location.</text:p>
        </text:list-item>
        <text:list-item>
          <text:p text:style-name="P70"><text:span text:style-name="T2">Function Name &amp; Purpose:</text:span> markTile – mark a specific tile with a given tile number number with a given state. Possible States: Empty, Hit, Miss (Tile.TileState enumeration).</text:p>
        </text:list-item>
        <text:list-item>
          <text:p text:style-name="P70"><text:span text:style-name="T2">Function Name &amp; Purpose: </text:span>markAllTiles – mark all tiles on grid with a given state Possible States: Empty, Hit, Miss (Tile.TileState enumeration).</text:p>
        </text:list-item>
        <text:list-item>
          <text:p text:style-name="P70"><text:span text:style-name="T2">Function Name &amp; Purpose: </text:span>objectInTileWasAdded – observer, virtual – A new object was added to a specific (given) tile. Blank by default.</text:p>
        </text:list-item>
        <text:list-item>
          <text:p text:style-name="P70"><text:span text:style-name="T2">Function Name &amp; Purpose: </text:span>objectInTileWasRemoved – observer, virtual – A new object was removed from a specific (given) tile. Blank by default.</text:p>
        </text:list-item>
        <text:list-item>
          <text:p text:style-name="P70"><text:span text:style-name="T2">Function Name &amp; Purpose: </text:span><text:span text:style-name="T1"><text:s/>tileWasClicked – observer, virtual – what to do on the event that a specific tile (with given tileNumber) was clicked. Blank by default.</text:span></text:p>
        </text:list-item>
        <text:list-item>
          <text:p text:style-name="P70"><text:span text:style-name="T2">Function Name &amp; Purpose: </text:span>resetBoard – reset the grid into a state as if it was just spawned.</text:p>
        </text:list-item>
        <text:list-item>
          <text:p text:style-name="P70"><text:span text:style-name="T2">Function Name &amp; Purpose:</text:span> setAllTilesClickable – set all tiles on grid to allow double-clicking according to a given boolean.</text:p>
        </text:list-item>
        <text:list-item>
          <text:p text:style-name="P70"><text:span text:style-name="T2">Function Name &amp; Purpose:</text:span> setAllTileDragable – set all tiles on grid to allow dragging according to a given boolean.</text:p>
          <text:p text:style-name="P70"/>
        </text:list-item>
      </text:list>
      <text:list text:style-name="L3" text:continue-numbering="true">
        <text:list-item>
          <text:p text:style-name="P15"><text:span text:style-name="T2">Class name:</text:span> RepositoryGridPanel</text:p>
        </text:list-item>
      </text:list>
      <text:list text:style-name="L8">
        <text:list-item>
          <text:p text:style-name="P32"><text:span text:style-name="T2">Class purpose:</text:span> Implement a 2-by-10 grid panel – the submarines hanger before deployment.</text:p>
        </text:list-item>
        <text:list-item>
          <text:p text:style-name="P32"><text:span text:style-name="T2">Inherit From:</text:span> GridPanelBase</text:p>
        </text:list-item>
        <text:list-item>
          <text:p text:style-name="P46">Class functions:</text:p>
        </text:list-item>
      </text:list>
      <text:list text:style-name="L8">
        <text:list-item text:start-value="1">
          <text:p text:style-name="P84"><text:span text:style-name="T2">Function Name &amp; Purpose: </text:span>RepositoryGridPanel - <text:span text:style-name="T1">c'tor - initialize the class on new.</text:span></text:p>
        </text:list-item>
        <text:list-item>
          <text:p text:style-name="P84"><text:span text:style-name="T3">Function Name &amp; Purpose: </text:span><text:span text:style-name="T1">setParent – set the containing parent (Client_Form) *** was not passed through the c'tor due to VS designer limitations.</text:span></text:p>
        </text:list-item>
        <text:list-item>
          <text:p text:style-name="P84"><text:span text:style-name="T3">Function Name &amp; Purpose:</text:span><text:span text:style-name="T1"> objectInTileWasRemoved – </text:span><text:soft-page-break/><text:span text:style-name="T1">observer, overriden – what to do on the event that an object in a specific tile was removed.</text:span></text:p>
        </text:list-item>
        <text:list-item>
          <text:p text:style-name="P84"><text:span text:style-name="T3">Function Name &amp; Purpose:</text:span><text:span text:style-name="T1"> addSubs – add the submarines to the repository (hanger).</text:span></text:p>
        </text:list-item>
      </text:list>
      <text:p text:style-name="P125"/>
      <text:list text:style-name="L3" text:continue-numbering="true">
        <text:list-item>
          <text:p text:style-name="P15"><text:span text:style-name="T2">Class name:</text:span> Tile</text:p>
        </text:list-item>
      </text:list>
      <text:list text:style-name="L9">
        <text:list-item>
          <text:p text:style-name="P34"><text:span text:style-name="T2">Class purpose: </text:span>Base construct for the grids. Tiles allow dragging/clicking according to definitions. The tile changes it's background image according to it state.</text:p>
        </text:list-item>
        <text:list-item>
          <text:p text:style-name="P34"><text:span text:style-name="T2">Inherit From:</text:span> UserControl</text:p>
        </text:list-item>
        <text:list-item>
          <text:p text:style-name="P47">Class functions:</text:p>
        </text:list-item>
      </text:list>
      <text:list text:style-name="L9">
        <text:list-item text:start-value="1">
          <text:p text:style-name="P88"><text:span text:style-name="T2">Function Name &amp; Purpose:</text:span> Tile – c'tor – initialize the class on new.</text:p>
        </text:list-item>
        <text:list-item>
          <text:p text:style-name="P88"><text:span text:style-name="T2">Function Name &amp; Purpose: </text:span>getTileHorizSize – since there are tiles that are longer then the average, this functions comuptes how many default tile can fit in this tile.</text:p>
        </text:list-item>
        <text:list-item>
          <text:p text:style-name="P88"><text:span text:style-name="T2">Function Name &amp; Purpose: </text:span>getTileNumber – extract the tile number from the tile name.</text:p>
        </text:list-item>
        <text:list-item>
          <text:p text:style-name="P88"><text:span text:style-name="T2">Function Name &amp; Purpose: </text:span>isInUse – check if a tile is in use (contain an object).</text:p>
        </text:list-item>
        <text:list-item>
          <text:p text:style-name="P88"><text:span text:style-name="T2">Function Name &amp; Purpose:</text:span> State - property – mark this tile with a given state. Possible States: Empty, Hit, Miss (Tile.TileState enumeration).</text:p>
        </text:list-item>
        <text:list-item>
          <text:p text:style-name="P88"><text:span text:style-name="T2">Function Name &amp; Purpose: </text:span>putItem – add an given image object to the tile.</text:p>
        </text:list-item>
        <text:list-item>
          <text:p text:style-name="P88"><text:span text:style-name="T2">Function Name &amp; Purpose: </text:span>removeItem– remove the image object from the tile.</text:p>
        </text:list-item>
        <text:list-item>
          <text:p text:style-name="P88"><text:span text:style-name="T2">Function Name &amp; Purpose: </text:span><text:span text:style-name="T1"><text:s/>tileDoubleClick – event handler – handle the event that this tile was clicked.</text:span></text:p>
        </text:list-item>
        <text:list-item>
          <text:p text:style-name="P88"><text:span text:style-name="T2">Function Name &amp; Purpose: </text:span>resetTile – reset the tile into a state as if it was just spawned.</text:p>
        </text:list-item>
        <text:list-item>
          <text:p text:style-name="P88"><text:span text:style-name="T2">Function Name &amp; Purpose:</text:span> Clickable – property - allow double-clicking according to a given boolean.</text:p>
        </text:list-item>
        <text:list-item>
          <text:p text:style-name="P88"><text:span text:style-name="T3">Function Name &amp; Purpose:</text:span><text:span text:style-name="T1"> Dragable – property - allow dragging according to a given boolean.</text:span></text:p>
        </text:list-item>
        <text:list-item>
          <text:p text:style-name="P88"><text:span text:style-name="T3">Function Name &amp; Purpose: </text:span><text:span text:style-name="T1"><text:s/>tileDragDrop – event handler – handle the event that a dragged object was dropped on tile.</text:span></text:p>
        </text:list-item>
        <text:list-item>
          <text:p text:style-name="P88"><text:span text:style-name="T3">Function Name &amp; Purpose: </text:span><text:span text:style-name="T1"><text:s/>tileDragEnter – event handler – handle the event that a dragged object entered the tile.</text:span></text:p>
        </text:list-item>
        <text:list-item>
          <text:p text:style-name="P88"><text:soft-page-break/><text:span text:style-name="T3">Function Name &amp; Purpose: </text:span><text:span text:style-name="T1"><text:s/>tileDragLeave – event handler – handle the event that a dragged object left the tile.</text:span></text:p>
        </text:list-item>
      </text:list>
      <text:p text:style-name="P128"/>
      <text:list text:style-name="L2" text:continue-numbering="true">
        <text:list-item>
          <text:p text:style-name="P13">Server Classes</text:p>
        </text:list-item>
      </text:list>
      <text:p text:style-name="P4"/>
      <text:list text:style-name="L10">
        <text:list-item>
          <text:p text:style-name="P21"><text:span text:style-name="T2">Class name:</text:span> Server_Form</text:p>
        </text:list-item>
      </text:list>
      <text:list text:style-name="L11">
        <text:list-item>
          <text:p text:style-name="P36"><text:span text:style-name="T2">Class purpose:</text:span> Actual Server GUI</text:p>
        </text:list-item>
        <text:list-item>
          <text:p text:style-name="P36"><text:span text:style-name="T2">Inherit From:</text:span> Form</text:p>
        </text:list-item>
        <text:list-item>
          <text:p text:style-name="P48">Class functions:</text:p>
        </text:list-item>
      </text:list>
      <text:list text:style-name="L11">
        <text:list-item text:start-value="1">
          <text:p text:style-name="P102"><text:span text:style-name="T2">Function Name &amp; Purpose:</text:span> ServerForm – c'tor – initialize the class on new. </text:p>
        </text:list-item>
        <text:list-item>
          <text:p text:style-name="P102"><text:span text:style-name="T2">Function Name &amp; Purpose:</text:span> Server_FormFormClosing – event handler – handle the event that an administrator closed the server form.</text:p>
        </text:list-item>
        <text:list-item>
          <text:p text:style-name="P102"><text:span text:style-name="T2">Function Name &amp; Purpose:</text:span> lunchServer_Click – event handler – handle the event that a user clicked the Connect button.</text:p>
        </text:list-item>
        <text:list-item>
          <text:p text:style-name="P102"><text:span text:style-name="T2">Function Name &amp; Purpose:</text:span> log – log a message into the logger ListBox. Each message will be prefixed with a date and time.</text:p>
        </text:list-item>
      </text:list>
      <text:p text:style-name="P9"/>
      <text:list text:style-name="L10" text:continue-numbering="true">
        <text:list-item>
          <text:p text:style-name="P21"><text:span text:style-name="T2">Class name:</text:span> Player</text:p>
        </text:list-item>
      </text:list>
      <text:list text:style-name="L12">
        <text:list-item>
          <text:p text:style-name="P38"><text:span text:style-name="T2">Class purpose:</text:span> A player data structure which holds the player's connection information </text:p>
        </text:list-item>
        <text:list-item>
          <text:p text:style-name="P38"><text:span text:style-name="T2">Inherit From:</text:span> Form</text:p>
        </text:list-item>
        <text:list-item>
          <text:p text:style-name="P49">Class functions:</text:p>
        </text:list-item>
      </text:list>
      <text:list text:style-name="L12">
        <text:list-item text:start-value="1">
          <text:p text:style-name="P106"><text:span text:style-name="T2">Function Name &amp; Purpose:</text:span> Player – c'tor – initialize the class on new. </text:p>
        </text:list-item>
        <text:list-item>
          <text:p text:style-name="P106"><text:span text:style-name="T2">Function Name &amp; Purpose:</text:span> clearUser – clear the user connection – used when there is no need for further connection to the player.</text:p>
        </text:list-item>
        <text:list-item>
          <text:p text:style-name="P106"><text:span text:style-name="T2">Function Name &amp; Purpose: </text:span>isConnected – check whether or not the user is connected.</text:p>
        </text:list-item>
        <text:list-item>
          <text:p text:style-name="P106"><text:span text:style-name="T2">Function Name &amp; Purpose:</text:span> setSocketConnection – initialize the connection datamember.</text:p>
        </text:list-item>
        <text:list-item>
          <text:p text:style-name="P106"><text:span text:style-name="T2">Function Name &amp; Purpose:</text:span> setSocketStream – initialize the data stream related datamembers for both read and write.</text:p>
          <text:p text:style-name="P106"/>
        </text:list-item>
      </text:list>
      <text:list text:style-name="L10" text:continue-numbering="true">
        <text:list-item>
          <text:p text:style-name="P21"><text:soft-page-break/><text:span text:style-name="T2">Class name:</text:span> GameServer</text:p>
        </text:list-item>
      </text:list>
      <text:list text:style-name="L14">
        <text:list-item>
          <text:p text:style-name="P40"><text:span text:style-name="T2">Class purpose: </text:span>Communication class for the server side – all of the server communication is based on this class </text:p>
        </text:list-item>
        <text:list-item>
          <text:p text:style-name="P40"><text:span text:style-name="T2">Inherit From:</text:span> - </text:p>
        </text:list-item>
        <text:list-item>
          <text:p text:style-name="P50">Class functions:</text:p>
        </text:list-item>
      </text:list>
      <text:list text:style-name="L14">
        <text:list-item text:start-value="1">
          <text:p text:style-name="P112"><text:span text:style-name="T2">Function Name &amp; Purpose: </text:span><text:span text:style-name="T1">GameServer – c'tor - initialize the class on new.</text:span></text:p>
        </text:list-item>
        <text:list-item>
          <text:p text:style-name="P112"><text:span text:style-name="T3">Function Name &amp; Purpose:</text:span><text:span text:style-name="T1"> send – Send a given message to a specific player (player number is given).</text:span></text:p>
        </text:list-item>
        <text:list-item>
          <text:p text:style-name="P112"><text:span text:style-name="T3">Function Name &amp; Purpose: </text:span><text:span text:style-name="T1">OnDataRecieved – Read data from the connection of a specific player (by player number) and handle it if needed.</text:span></text:p>
        </text:list-item>
        <text:list-item>
          <text:p text:style-name="P112"><text:span text:style-name="T3">Function Name &amp; Purpose:</text:span><text:span text:style-name="T1"> handleData – handle the given (read) data.</text:span></text:p>
        </text:list-item>
        <text:list-item>
          <text:p text:style-name="P112"><text:span text:style-name="T3">Function Name &amp; Purpose:</text:span><text:span text:style-name="T1"> startListen – start the data receiving thread (start listen).</text:span></text:p>
        </text:list-item>
        <text:list-item>
          <text:p text:style-name="P112"><text:span text:style-name="T3">Function Name &amp; Purpose:</text:span><text:span text:style-name="T1"> start – start the server.</text:span></text:p>
        </text:list-item>
        <text:list-item>
          <text:p text:style-name="P112"><text:span text:style-name="T3">Function Name &amp; Purpose:</text:span><text:span text:style-name="T1"> stop – stop the server.</text:span></text:p>
        </text:list-item>
        <text:list-item>
          <text:p text:style-name="P112"><text:span text:style-name="T3">Function Name &amp; Purpose:</text:span><text:span text:style-name="T1"> changePlayer – change turns between the players.</text:span></text:p>
        </text:list-item>
        <text:list-item>
          <text:p text:style-name="P112"><text:span text:style-name="T3">Function Name &amp; Purpose:</text:span><text:span text:style-name="T1"> init – initialize the socket connection to a given player (by player number).</text:span></text:p>
        </text:list-item>
        <text:list-item>
          <text:p text:style-name="P112"><text:span text:style-name="T3">Function Name &amp; Purpose:</text:span><text:span text:style-name="T1"> startPlayers – start the player's connection threads.</text:span></text:p>
        </text:list-item>
        <text:list-item>
          <text:p text:style-name="P112"><text:span text:style-name="T3">Function Name &amp; Purpose:</text:span><text:span text:style-name="T1"> stopPlayer – stops a specific player connection thread (by player number).</text:span></text:p>
        </text:list-item>
        <text:list-item>
          <text:p text:style-name="P112"><text:span text:style-name="T3">Function Name &amp; Purpose:</text:span><text:span text:style-name="T1"> recover – recover the player slot of a given disconnected player (by player number).</text:span></text:p>
          <text:p text:style-name="P112"/>
        </text:list-item>
      </text:list>
      <text:p text:style-name="P133">Tasks Ownership</text:p>
      <text:p text:style-name="P132">(Taken from the SVN server log)</text:p>
      <text:p text:style-name="P131">Revision: 39</text:p>
      <text:p text:style-name="P131">Author: damagedspline</text:p>
      <text:p text:style-name="P131">Date: 22:39:31, ùáú 22 ñôèîáø 2007</text:p>
      <text:p text:style-name="P131">Message:</text:p>
      <text:p text:style-name="P131">add missing calls in resetTile.</text:p>
      <text:p text:style-name="P131">add sent data str to logger message.</text:p>
      <text:p text:style-name="P131">----</text:p>
      <text:p text:style-name="P131">Modified : /trunk/Sub_Marine/GameServer.cs</text:p>
      <text:p text:style-name="P131">Modified : /trunk/Sub_Marine_Client/Tile.cs</text:p>
      <text:p text:style-name="P131"/>
      <text:p text:style-name="P131"/>
      <text:p text:style-name="P131">Revision: 38</text:p>
      <text:p text:style-name="P131">Author: amitaibar</text:p>
      <text:p text:style-name="P131">Date: 22:19:01, ùáú 22 ñôèîáø 2007</text:p>
      <text:p text:style-name="P131">Message:</text:p>
      <text:p text:style-name="P131">Yes it's me</text:p>
      <text:p text:style-name="P131">----</text:p>
      <text:p text:style-name="P131">Modified : /trunk/Sub_Marine_Client/Client_Form.cs</text:p>
      <text:p text:style-name="P131"/>
      <text:p text:style-name="P131"/>
      <text:p text:style-name="P131">Revision: 37</text:p>
      <text:p text:style-name="P131">Author: amitaibar</text:p>
      <text:p text:style-name="P131">Date: 22:09:52, ùáú 22 ñôèîáø 2007</text:p>
      <text:p text:style-name="P131">Message:</text:p>
      <text:p text:style-name="P131">Few changes</text:p>
      <text:p text:style-name="P131">----</text:p>
      <text:p text:style-name="P131">Modified : /trunk/Sub_Marine/GameServer.cs</text:p>
      <text:p text:style-name="P131"/>
      <text:p text:style-name="P131"/>
      <text:p text:style-name="P131">Revision: 36</text:p>
      <text:p text:style-name="P131">Author: amitaibar</text:p>
      <text:p text:style-name="P131">Date: 21:44:16, ùáú 22 ñôèîáø 2007</text:p>
      <text:p text:style-name="P131">Message:</text:p>
      <text:p text:style-name="P131">Player turn changes</text:p>
      <text:p text:style-name="P131">----</text:p>
      <text:p text:style-name="P131">Modified : /trunk/Sub_Marine/GameServer.cs</text:p>
      <text:p text:style-name="P131">Modified : /trunk/Sub_Marine_Client/Client_Form.Designer.cs</text:p>
      <text:p text:style-name="P131">Modified : /trunk/Sub_Marine_Client/Client_Form.cs</text:p>
      <text:p text:style-name="P131"/>
      <text:p text:style-name="P131"/>
      <text:p text:style-name="P131">Revision: 35</text:p>
      <text:p text:style-name="P131">Author: damagedspline</text:p>
      <text:p text:style-name="P131">Date: 16:42:03, éåí çîéùé 20 ñôèîáø 2007</text:p>
      <text:p text:style-name="P131">Message:</text:p>
      <text:p text:style-name="P131">fix for 2 bugs:</text:p>
      <text:p text:style-name="P131">1) blowing the leftest tile in a sub will make the sub disappear.</text:p>
      <text:p text:style-name="P131">2) guessing a tile not on the leftest sub, will be marked as miss.</text:p>
      <text:p text:style-name="P131">----</text:p>
      <text:p text:style-name="P131">Modified : /trunk/Sub_Marine_Client/GridPanelBase.cs</text:p>
      <text:p text:style-name="P131">Modified : /trunk/Sub_Marine_Client/Tile.Designer.cs</text:p>
      <text:p text:style-name="P131">Modified : /trunk/Sub_Marine_Client/Tile.cs</text:p>
      <text:p text:style-name="P131"/>
      <text:p text:style-name="P131"/>
      <text:p text:style-name="P131">Revision: 34</text:p>
      <text:p text:style-name="P131">Author: damagedspline</text:p>
      <text:p text:style-name="P131"><text:soft-page-break/>Date: 15:49:30, éåí çîéùé 20 ñôèîáø 2007</text:p>
      <text:p text:style-name="P131">Message:</text:p>
      <text:p text:style-name="P131">Partially working client-to-client communication.</text:p>
      <text:p text:style-name="P131">The following bugs exist:</text:p>
      <text:p text:style-name="P131">1) Not your turn when it is my turn!!!</text:p>
      <text:p text:style-name="P131">2) blowing up the leftest tile in a sub will make it disappear.</text:p>
      <text:p text:style-name="P131">----</text:p>
      <text:p text:style-name="P131">Modified : /trunk/Sub_Marine_Client/Client_Form.Designer.cs</text:p>
      <text:p text:style-name="P131">Modified : /trunk/Sub_Marine_Client/Client_Form.cs</text:p>
      <text:p text:style-name="P131">Modified : /trunk/Sub_Marine_Client/GameClient.cs</text:p>
      <text:p text:style-name="P131">Modified : /trunk/Sub_Marine_Client/GameGridPanel.cs</text:p>
      <text:p text:style-name="P131">Modified : /trunk/Sub_Marine_Client/GridPanelBase.cs</text:p>
      <text:p text:style-name="P131">Modified : /trunk/Sub_Marine_Client/Tile.cs</text:p>
      <text:p text:style-name="P131"/>
      <text:p text:style-name="P131"/>
      <text:p text:style-name="P131">Revision: 33</text:p>
      <text:p text:style-name="P131">Author: damagedspline</text:p>
      <text:p text:style-name="P131">Date: 12:59:44, éåí çîéùé 20 ñôèîáø 2007</text:p>
      <text:p text:style-name="P131">Message:</text:p>
      <text:p text:style-name="P131">Added logger to server. logger is using a delegate.</text:p>
      <text:p text:style-name="P131">----</text:p>
      <text:p text:style-name="P131">Modified : /trunk/Sub_Marine/GameServer.cs</text:p>
      <text:p text:style-name="P131">Added : /trunk/Sub_Marine/Globals.cs</text:p>
      <text:p text:style-name="P131">Modified : /trunk/Sub_Marine/Server_Form.Designer.cs</text:p>
      <text:p text:style-name="P131">Modified : /trunk/Sub_Marine/Server_Form.cs</text:p>
      <text:p text:style-name="P131">Modified : /trunk/Sub_Marine/Sub_Marine_Server.csproj</text:p>
      <text:p text:style-name="P131"/>
      <text:p text:style-name="P131"/>
      <text:p text:style-name="P131">Revision: 32</text:p>
      <text:p text:style-name="P131">Author: amitaibar</text:p>
      <text:p text:style-name="P131">Date: 23:36:19, éåí øáéòé 19 ñôèîáø 2007</text:p>
      <text:p text:style-name="P131">Message:</text:p>
      <text:p text:style-name="P131">limitConnection is running. it should be written with throw exception.</text:p>
      <text:p text:style-name="P131">----</text:p>
      <text:p text:style-name="P131">Modified : /trunk/Sub_Marine/GameServer.cs</text:p>
      <text:p text:style-name="P131">Modified : /trunk/Sub_Marine/Player.cs</text:p>
      <text:p text:style-name="P131"/>
      <text:p text:style-name="P131"/>
      <text:p text:style-name="P131">Revision: 31</text:p>
      <text:p text:style-name="P131">Author: damagedspline</text:p>
      <text:p text:style-name="P131">Date: 08:38:38, éåí øáéòé 19 ñôèîáø 2007</text:p>
      <text:p text:style-name="P131">Message:</text:p>
      <text:p text:style-name="P131">Solved bug where a newly connected client after a client death had not send/received data.</text:p>
      <text:p text:style-name="P131">----</text:p>
      <text:p text:style-name="P131">Modified : /trunk/Sub_Marine/GameServer.cs</text:p>
      <text:p text:style-name="P131"/>
      <text:p text:style-name="P131"/>
      <text:p text:style-name="P131">Revision: 30</text:p>
      <text:p text:style-name="P131">Author: amitaibar</text:p>
      <text:p text:style-name="P131">Date: 23:08:05, éåí ùìéùé 18 ñôèîáø 2007</text:p>
      <text:p text:style-name="P131">Message:</text:p>
      <text:p text:style-name="P131">regression in recovery</text:p>
      <text:p text:style-name="P131">----</text:p>
      <text:p text:style-name="P131">Modified : /trunk/Sub_Marine/GameServer.cs</text:p>
      <text:p text:style-name="P131"/>
      <text:p text:style-name="P131"/>
      <text:p text:style-name="P131">Revision: 29</text:p>
      <text:p text:style-name="P131">Author: damagedspline</text:p>
      <text:p text:style-name="P131"><text:soft-page-break/>Date: 23:19:55, éåí ùðé 17 ñôèîáø 2007</text:p>
      <text:p text:style-name="P131">Message:</text:p>
      <text:p text:style-name="P131">fix bug in thread during recover in GameServer</text:p>
      <text:p text:style-name="P131">----</text:p>
      <text:p text:style-name="P131">Modified : /trunk/Sub_Marine/GameServer.cs</text:p>
      <text:p text:style-name="P131"/>
      <text:p text:style-name="P131"/>
      <text:p text:style-name="P131">Revision: 28</text:p>
      <text:p text:style-name="P131">Author: amitaibar</text:p>
      <text:p text:style-name="P131">Date: 22:35:31, éåí ùðé 17 ñôèîáø 2007</text:p>
      <text:p text:style-name="P131">Message:</text:p>
      <text:p text:style-name="P131">Recovery does not work</text:p>
      <text:p text:style-name="P131">----</text:p>
      <text:p text:style-name="P131">Modified : /trunk/Sub_Marine/GameServer.cs</text:p>
      <text:p text:style-name="P131">Modified : /trunk/Sub_Marine/Player.cs</text:p>
      <text:p text:style-name="P131"/>
      <text:p text:style-name="P131"/>
      <text:p text:style-name="P131">Revision: 27</text:p>
      <text:p text:style-name="P131">Author: damagedspline</text:p>
      <text:p text:style-name="P131">Date: 22:03:08, ùáú 15 ñôèîáø 2007</text:p>
      <text:p text:style-name="P131">Message:</text:p>
      <text:p text:style-name="P131">added resetGame function to Client_Form. Tile has GridPanelBase had is now using it's own Controls to add tiles (and through inheritance add for the inheritors).</text:p>
      <text:p text:style-name="P131">----</text:p>
      <text:p text:style-name="P131">Modified : /trunk/Sub_Marine_Client/Client_Form.cs</text:p>
      <text:p text:style-name="P131">Modified : /trunk/Sub_Marine_Client/GameGridPanel.cs</text:p>
      <text:p text:style-name="P131">Modified : /trunk/Sub_Marine_Client/GridPanelBase.cs</text:p>
      <text:p text:style-name="P131">Modified : /trunk/Sub_Marine_Client/RepositoryGridPanel.cs</text:p>
      <text:p text:style-name="P131">Modified : /trunk/Sub_Marine_Client/Tile.cs</text:p>
      <text:p text:style-name="P131"/>
      <text:p text:style-name="P131"/>
      <text:p text:style-name="P131">Revision: 26</text:p>
      <text:p text:style-name="P131">Author: damagedspline</text:p>
      <text:p text:style-name="P131">Date: 13:52:03, ùáú 15 ñôèîáø 2007</text:p>
      <text:p text:style-name="P131">Message:</text:p>
      <text:p text:style-name="P131">Fix high cpu consume by the client. Bug: server dies when a client is closed...</text:p>
      <text:p text:style-name="P131">----</text:p>
      <text:p text:style-name="P131">Modified : /trunk/Sub_Marine_Client/Client_Form.Designer.cs</text:p>
      <text:p text:style-name="P131">Modified : /trunk/Sub_Marine_Client/Client_Form.cs</text:p>
      <text:p text:style-name="P131">Modified : /trunk/Sub_Marine_Client/GameClient.cs</text:p>
      <text:p text:style-name="P131"/>
      <text:p text:style-name="P131"/>
      <text:p text:style-name="P131">Revision: 25</text:p>
      <text:p text:style-name="P131">Author: amitaibar</text:p>
      <text:p text:style-name="P131">Date: 14:28:01, éåí ùéùé 14 ñôèîáø 2007</text:p>
      <text:p text:style-name="P131">Message:</text:p>
      <text:p text:style-name="P131">with ping function</text:p>
      <text:p text:style-name="P131">----</text:p>
      <text:p text:style-name="P131">Modified : /trunk/Sub_Marine/GameServer.cs</text:p>
      <text:p text:style-name="P131"/>
      <text:p text:style-name="P131"/>
      <text:p text:style-name="P131">Revision: 24</text:p>
      <text:p text:style-name="P131">Author: damagedspline</text:p>
      <text:p text:style-name="P131">Date: 12:06:26, éåí ùéùé 14 ñôèîáø 2007</text:p>
      <text:p text:style-name="P131">Message:</text:p>
      <text:p text:style-name="P131">Added begin game (by double clicking the start game button) stub.</text:p>
      <text:p text:style-name="P131">----</text:p>
      <text:p text:style-name="P131">Modified : /trunk/Sub_Marine_Client/Client_Form.cs</text:p>
      <text:p text:style-name="P131"><text:soft-page-break/></text:p>
      <text:p text:style-name="P131"/>
      <text:p text:style-name="P131">Revision: 23</text:p>
      <text:p text:style-name="P131">Author: damagedspline</text:p>
      <text:p text:style-name="P131">Date: 11:38:08, éåí ùéùé 14 ñôèîáø 2007</text:p>
      <text:p text:style-name="P131">Message:</text:p>
      <text:p text:style-name="P131">Improve the client GUI to the level of almost ready.</text:p>
      <text:p text:style-name="P131">Start game button will appear. Set/Freeze Tile States were removed and replaced by: Dragable &amp; Clickable.</text:p>
      <text:p text:style-name="P131">----</text:p>
      <text:p text:style-name="P131">Modified : /trunk/Sub_Marine_Client/Client_Form.Designer.cs</text:p>
      <text:p text:style-name="P131">Modified : /trunk/Sub_Marine_Client/Client_Form.cs</text:p>
      <text:p text:style-name="P131">Modified : /trunk/Sub_Marine_Client/GridPanelBase.cs</text:p>
      <text:p text:style-name="P131">Modified : /trunk/Sub_Marine_Client/RepositoryGridPanel.cs</text:p>
      <text:p text:style-name="P131">Modified : /trunk/Sub_Marine_Client/Tile.Designer.cs</text:p>
      <text:p text:style-name="P131">Modified : /trunk/Sub_Marine_Client/Tile.cs</text:p>
      <text:p text:style-name="P131"/>
      <text:p text:style-name="P131"/>
      <text:p text:style-name="P131">Revision: 22</text:p>
      <text:p text:style-name="P131">Author: amitaibar</text:p>
      <text:p text:style-name="P131">Date: 11:09:13, éåí ùéùé 14 ñôèîáø 2007</text:p>
      <text:p text:style-name="P131">Message:</text:p>
      <text:p text:style-name="P131">No Null exepction</text:p>
      <text:p text:style-name="P131">----</text:p>
      <text:p text:style-name="P131">Modified : /trunk/Sub_Marine/GameServer.cs</text:p>
      <text:p text:style-name="P131">Modified : /trunk/Sub_Marine/Server_Form.cs</text:p>
      <text:p text:style-name="P131"/>
      <text:p text:style-name="P131"/>
      <text:p text:style-name="P131">Revision: 21</text:p>
      <text:p text:style-name="P131">Author: amitaibar</text:p>
      <text:p text:style-name="P131">Date: 18:33:34, éåí çîéùé 13 ñôèîáø 2007</text:p>
      <text:p text:style-name="P131">Message:</text:p>
      <text:p text:style-name="P131">Clients are talking to each other.</text:p>
      <text:p text:style-name="P131">We have problem with closing and limiting the connectionIsUp</text:p>
      <text:p text:style-name="P131">----</text:p>
      <text:p text:style-name="P131">Modified : /trunk/Sub_Marine/GameServer.cs</text:p>
      <text:p text:style-name="P131">Modified : /trunk/Sub_Marine/Server_Form.Designer.cs</text:p>
      <text:p text:style-name="P131">Modified : /trunk/Sub_Marine/Server_Form.cs</text:p>
      <text:p text:style-name="P131"/>
      <text:p text:style-name="P131"/>
      <text:p text:style-name="P131">Revision: 20</text:p>
      <text:p text:style-name="P131">Author: damagedspline</text:p>
      <text:p text:style-name="P131">Date: 12:30:55, éåí øáéòé 12 ñôèîáø 2007</text:p>
      <text:p text:style-name="P131">Message:</text:p>
      <text:p text:style-name="P131">Update to client GUI.</text:p>
      <text:p text:style-name="P131">Repository will hide itself when empty.</text:p>
      <text:p text:style-name="P131">added functions for interacting with the tile array.</text:p>
      <text:p text:style-name="P131">added documentation for client gui</text:p>
      <text:p text:style-name="P131">----</text:p>
      <text:p text:style-name="P131">Modified : /trunk/Sub_Marine_Client/GameGridPanel.cs</text:p>
      <text:p text:style-name="P131">Modified : /trunk/Sub_Marine_Client/GridPanelBase.cs</text:p>
      <text:p text:style-name="P131">Modified : /trunk/Sub_Marine_Client/RepositoryGridPanel.cs</text:p>
      <text:p text:style-name="P131">Modified : /trunk/Sub_Marine_Client/Tile.cs</text:p>
      <text:p text:style-name="P131"/>
      <text:p text:style-name="P131"/>
      <text:p text:style-name="P131">Revision: 19</text:p>
      <text:p text:style-name="P131">Author: damagedspline</text:p>
      <text:p text:style-name="P131">Date: 15:33:59, ùáú 08 ñôèîáø 2007</text:p>
      <text:p text:style-name="P131">Message:</text:p>
      <text:p text:style-name="P131"><text:soft-page-break/>Opponent board was added to client.</text:p>
      <text:p text:style-name="P131">for now, double clicking on a square there will pop a question whether or not it was a hit, and act appropriately. the message box should be replaced with a server interaction. </text:p>
      <text:p text:style-name="P131">----</text:p>
      <text:p text:style-name="P131">Modified : /trunk/Sub_Marine.suo</text:p>
      <text:p text:style-name="P131">Modified : /trunk/Sub_Marine_Client/Client_Form.Designer.cs</text:p>
      <text:p text:style-name="P131">Modified : /trunk/Sub_Marine_Client/Client_Form.cs</text:p>
      <text:p text:style-name="P131">Modified : /trunk/Sub_Marine_Client/GameGridPanel.Designer.cs</text:p>
      <text:p text:style-name="P131">Modified : /trunk/Sub_Marine_Client/GameGridPanel.cs</text:p>
      <text:p text:style-name="P131">Modified : /trunk/Sub_Marine_Client/GridPanelBase.Designer.cs</text:p>
      <text:p text:style-name="P131">Modified : /trunk/Sub_Marine_Client/GridPanelBase.cs</text:p>
      <text:p text:style-name="P131">Added : /trunk/Sub_Marine_Client/GridPanelBase.resx</text:p>
      <text:p text:style-name="P131">Added : /trunk/Sub_Marine_Client/Icons/hit.bmp</text:p>
      <text:p text:style-name="P131">Added : /trunk/Sub_Marine_Client/Icons/missed.jpg</text:p>
      <text:p text:style-name="P131">Modified : /trunk/Sub_Marine_Client/RepositoryGridPanel.Designer.cs</text:p>
      <text:p text:style-name="P131">Modified : /trunk/Sub_Marine_Client/RepositoryGridPanel.cs</text:p>
      <text:p text:style-name="P131">Modified : /trunk/Sub_Marine_Client/Sub_Marine_Client.csproj</text:p>
      <text:p text:style-name="P131">Modified : /trunk/Sub_Marine_Client/Tile.Designer.cs</text:p>
      <text:p text:style-name="P131">Modified : /trunk/Sub_Marine_Client/Tile.cs</text:p>
      <text:p text:style-name="P131"/>
      <text:p text:style-name="P131"/>
      <text:p text:style-name="P131">Revision: 18</text:p>
      <text:p text:style-name="P131">Author: damagedspline</text:p>
      <text:p text:style-name="P131">Date: 01:02:00, ùáú 08 ñôèîáø 2007</text:p>
      <text:p text:style-name="P131">Message:</text:p>
      <text:p text:style-name="P131">fixed drag and drop. working now.</text:p>
      <text:p text:style-name="P131">----</text:p>
      <text:p text:style-name="P131">Modified : /trunk/Sub_Marine_Client/Client_Form.Designer.cs</text:p>
      <text:p text:style-name="P131">Modified : /trunk/Sub_Marine_Client/Client_Form.cs</text:p>
      <text:p text:style-name="P131">Modified : /trunk/Sub_Marine_Client/GameGridPanel.Designer.cs</text:p>
      <text:p text:style-name="P131">Modified : /trunk/Sub_Marine_Client/GameGridPanel.cs</text:p>
      <text:p text:style-name="P131">Added : /trunk/Sub_Marine_Client/GridPanelBase.Designer.cs</text:p>
      <text:p text:style-name="P131">Added : /trunk/Sub_Marine_Client/GridPanelBase.cs</text:p>
      <text:p text:style-name="P131">Added : /trunk/Sub_Marine_Client/Icons</text:p>
      <text:p text:style-name="P131">Added : /trunk/Sub_Marine_Client/Icons/Submarine1.jpg</text:p>
      <text:p text:style-name="P131">Added : /trunk/Sub_Marine_Client/Icons/Submarine2.jpg</text:p>
      <text:p text:style-name="P131">Added : /trunk/Sub_Marine_Client/Icons/Submarine3.jpg</text:p>
      <text:p text:style-name="P131">Added : /trunk/Sub_Marine_Client/Icons/Submarine4.jpg</text:p>
      <text:p text:style-name="P131">Modified : /trunk/Sub_Marine_Client/Properties/Resources.resx</text:p>
      <text:p text:style-name="P131">Modified : /trunk/Sub_Marine_Client/RepositoryGridPanel.Designer.cs</text:p>
      <text:p text:style-name="P131">Modified : /trunk/Sub_Marine_Client/RepositoryGridPanel.cs</text:p>
      <text:p text:style-name="P131">Modified : /trunk/Sub_Marine_Client/Sub_Marine_Client.csproj</text:p>
      <text:p text:style-name="P131">Added : /trunk/Sub_Marine_Client/Sub_Marine_Client.csproj.user</text:p>
      <text:p text:style-name="P131">Deleted : /trunk/Sub_Marine_Client/Submarine1.jpg</text:p>
      <text:p text:style-name="P131">Deleted : /trunk/Sub_Marine_Client/Submarine2.jpg</text:p>
      <text:p text:style-name="P131">Deleted : /trunk/Sub_Marine_Client/Submarine3.jpg</text:p>
      <text:p text:style-name="P131">Deleted : /trunk/Sub_Marine_Client/Submarine4.jpg</text:p>
      <text:p text:style-name="P131">Modified : /trunk/Sub_Marine_Client/Tile.cs</text:p>
      <text:p text:style-name="P131"/>
      <text:p text:style-name="P131"/>
      <text:p text:style-name="P131">Revision: 17</text:p>
      <text:p text:style-name="P131">Author: damagedspline</text:p>
      <text:p text:style-name="P131">Date: 19:59:53, éåí ùéùé 07 ñôèîáø 2007</text:p>
      <text:p text:style-name="P131">Message:</text:p>
      <text:p text:style-name="P131">added drag and drop panel for the client. not working yet.</text:p>
      <text:p text:style-name="P131">----</text:p>
      <text:p text:style-name="P131">Modified : /trunk/Sub_Marine.suo</text:p>
      <text:p text:style-name="P131">Modified : /trunk/Sub_Marine_Client/Client_Form.Designer.cs</text:p>
      <text:p text:style-name="P131"><text:soft-page-break/>Added : /trunk/Sub_Marine_Client/GameGridPanel.Designer.cs</text:p>
      <text:p text:style-name="P131">Added : /trunk/Sub_Marine_Client/GameGridPanel.cs</text:p>
      <text:p text:style-name="P131">Added : /trunk/Sub_Marine_Client/GameGridPanel.resx</text:p>
      <text:p text:style-name="P131">Modified : /trunk/Sub_Marine_Client/Properties/Resources.Designer.cs</text:p>
      <text:p text:style-name="P131">Modified : /trunk/Sub_Marine_Client/Properties/Resources.resx</text:p>
      <text:p text:style-name="P131">Added : /trunk/Sub_Marine_Client/RepositoryGridPanel.Designer.cs</text:p>
      <text:p text:style-name="P131">Added : /trunk/Sub_Marine_Client/RepositoryGridPanel.cs</text:p>
      <text:p text:style-name="P131">Added : /trunk/Sub_Marine_Client/RepositoryGridPanel.resx</text:p>
      <text:p text:style-name="P131">Modified : /trunk/Sub_Marine_Client/Sub_Marine_Client.csproj</text:p>
      <text:p text:style-name="P131">Added : /trunk/Sub_Marine_Client/Submarine1.jpg</text:p>
      <text:p text:style-name="P131">Added : /trunk/Sub_Marine_Client/Submarine2.jpg</text:p>
      <text:p text:style-name="P131">Added : /trunk/Sub_Marine_Client/Submarine3.jpg</text:p>
      <text:p text:style-name="P131">Added : /trunk/Sub_Marine_Client/Submarine4.jpg</text:p>
      <text:p text:style-name="P131">Added : /trunk/Sub_Marine_Client/Tile.Designer.cs</text:p>
      <text:p text:style-name="P131">Added : /trunk/Sub_Marine_Client/Tile.cs</text:p>
      <text:p text:style-name="P131">Added : /trunk/Sub_Marine_Client/Tile.resx</text:p>
      <text:p text:style-name="P131">Added : /trunk/Sub_Marine_Client/bin/Debug</text:p>
      <text:p text:style-name="P131"/>
      <text:p text:style-name="P131"/>
      <text:p text:style-name="P131">Revision: 16</text:p>
      <text:p text:style-name="P131">Author: amitaibar</text:p>
      <text:p text:style-name="P131">Date: 19:53:31, éåí ùéùé 07 ñôèîáø 2007</text:p>
      <text:p text:style-name="P131">Message:</text:p>
      <text:p text:style-name="P131">server in threads, suppose to enable 2 simultanious clients. not working yet.</text:p>
      <text:p text:style-name="P131">----</text:p>
      <text:p text:style-name="P131">Modified : /trunk/Sub_Marine/GameServer.cs</text:p>
      <text:p text:style-name="P131">Added : /trunk/Sub_Marine/Player.cs</text:p>
      <text:p text:style-name="P131">Modified : /trunk/Sub_Marine/Server_Form.cs</text:p>
      <text:p text:style-name="P131">Modified : /trunk/Sub_Marine/Sub_Marine_Server.csproj</text:p>
      <text:p text:style-name="P131"/>
      <text:p text:style-name="P131"/>
      <text:p text:style-name="P131">Revision: 15</text:p>
      <text:p text:style-name="P131">Author: damagedspline</text:p>
      <text:p text:style-name="P131">Date: 21:05:39, éåí çîéùé 06 ñôèîáø 2007</text:p>
      <text:p text:style-name="P131">Message:</text:p>
      <text:p text:style-name="P131">fix svn</text:p>
      <text:p text:style-name="P131">----</text:p>
      <text:p text:style-name="P131">Modified : /trunk/Sub_Marine.sln</text:p>
      <text:p text:style-name="P131"/>
      <text:p text:style-name="P131"/>
      <text:p text:style-name="P131">Revision: 14</text:p>
      <text:p text:style-name="P131">Author: damagedspline</text:p>
      <text:p text:style-name="P131">Date: 21:03:27, éåí çîéùé 06 ñôèîáø 2007</text:p>
      <text:p text:style-name="P131">Message:</text:p>
      <text:p text:style-name="P131">fix svn</text:p>
      <text:p text:style-name="P131">----</text:p>
      <text:p text:style-name="P131">Deleted : /trunk/Client_Form.Designer.cs</text:p>
      <text:p text:style-name="P131">Deleted : /trunk/Client_Form.cs</text:p>
      <text:p text:style-name="P131">Deleted : /trunk/Client_Form.resx</text:p>
      <text:p text:style-name="P131">Deleted : /trunk/GameClient.cs</text:p>
      <text:p text:style-name="P131">Deleted : /trunk/GameServer.cs</text:p>
      <text:p text:style-name="P131">Deleted : /trunk/Program.cs</text:p>
      <text:p text:style-name="P131">Deleted : /trunk/Sub_Marine/bin/Debug</text:p>
      <text:p text:style-name="P131">Deleted : /trunk/Sub_Marine/bin/Release</text:p>
      <text:p text:style-name="P131">Deleted : /trunk/Sub_Marine/obj/Debug</text:p>
      <text:p text:style-name="P131">Deleted : /trunk/Sub_Marine/obj/Release</text:p>
      <text:p text:style-name="P131">Deleted : /trunk/Sub_Marine/obj/Sub_Marine_Server.csproj.FileList.txt</text:p>
      <text:p text:style-name="P131">Modified : /trunk/Sub_Marine.sln</text:p>
      <text:p text:style-name="P131"><text:soft-page-break/>Modified : /trunk/Sub_Marine.suo</text:p>
      <text:p text:style-name="P131">Modified : /trunk/Sub_Marine_Client/Client_Form.Designer.cs</text:p>
      <text:p text:style-name="P131">Modified : /trunk/Sub_Marine_Client/Client_Form.cs</text:p>
      <text:p text:style-name="P131">Modified : /trunk/Sub_Marine_Client/Client_Form.resx</text:p>
      <text:p text:style-name="P131">Modified : /trunk/Sub_Marine_Client/GameClient.cs</text:p>
      <text:p text:style-name="P131">Deleted : /trunk/Sub_Marine_Client/bin/Debug</text:p>
      <text:p text:style-name="P131">Deleted : /trunk/Sub_Marine_Client/bin/Release</text:p>
      <text:p text:style-name="P131">Deleted : /trunk/Sub_Marine_Client/obj/Debug</text:p>
      <text:p text:style-name="P131">Deleted : /trunk/Sub_Marine_Client/obj/Release</text:p>
      <text:p text:style-name="P131">Deleted : /trunk/Sub_Marine_Client/obj/Sub_Marine_Client.csproj.FileList.txt</text:p>
      <text:p text:style-name="P131">Deleted : /trunk/Sub_Marine_Client.csproj</text:p>
      <text:p text:style-name="P131">Deleted : /trunk/bin/Debug</text:p>
      <text:p text:style-name="P131">Deleted : /trunk/bin/Release</text:p>
      <text:p text:style-name="P131"/>
      <text:p text:style-name="P131"/>
      <text:p text:style-name="P131">Revision: 13</text:p>
      <text:p text:style-name="P131">Author: amitaibar</text:p>
      <text:p text:style-name="P131">Date: 20:42:08, éåí çîéùé 06 ñôèîáø 2007</text:p>
      <text:p text:style-name="P131">Message:</text:p>
      <text:p text:style-name="P131"/>
      <text:p text:style-name="P131">----</text:p>
      <text:p text:style-name="P131">Added : /trunk/Client_Form.Designer.cs</text:p>
      <text:p text:style-name="P131">Added : /trunk/Client_Form.cs</text:p>
      <text:p text:style-name="P131">Added : /trunk/Client_Form.resx</text:p>
      <text:p text:style-name="P131">Added : /trunk/GameClient.cs</text:p>
      <text:p text:style-name="P131">Added : /trunk/Program.cs</text:p>
      <text:p text:style-name="P131">Added : /trunk/Sub_Marine_Client.csproj</text:p>
      <text:p text:style-name="P131">Added : /trunk/bin</text:p>
      <text:p text:style-name="P131">Added : /trunk/bin/Debug</text:p>
      <text:p text:style-name="P131">Added : /trunk/bin/Debug/Sub_Marine_Client.exe</text:p>
      <text:p text:style-name="P131">Added : /trunk/bin/Debug/Sub_Marine_Client.pdb</text:p>
      <text:p text:style-name="P131">Added : /trunk/bin/Debug/Sub_Marine_Client.vshost.exe</text:p>
      <text:p text:style-name="P131">Added : /trunk/bin/Release</text:p>
      <text:p text:style-name="P131">Added : /trunk/bin/Release/Sub_Marine_Client.exe</text:p>
      <text:p text:style-name="P131">Added : /trunk/bin/Release/Sub_Marine_Client.pdb</text:p>
      <text:p text:style-name="P131"/>
      <text:p text:style-name="P131"/>
      <text:p text:style-name="P131">Revision: 12</text:p>
      <text:p text:style-name="P131">Author: amitaibar</text:p>
      <text:p text:style-name="P131">Date: 02:44:22, éåí øáéòé 05 ñôèîáø 2007</text:p>
      <text:p text:style-name="P131">Message:</text:p>
      <text:p text:style-name="P131">Bidi is working</text:p>
      <text:p text:style-name="P131">----</text:p>
      <text:p text:style-name="P131">Modified : /trunk/Sub_Marine/GameServer.cs</text:p>
      <text:p text:style-name="P131">Modified : /trunk/Sub_Marine/Server_Form.Designer.cs</text:p>
      <text:p text:style-name="P131">Modified : /trunk/Sub_Marine/Server_Form.cs</text:p>
      <text:p text:style-name="P131">Modified : /trunk/Sub_Marine/bin/Debug/Sub_Marine.exe</text:p>
      <text:p text:style-name="P131">Modified : /trunk/Sub_Marine/bin/Debug/Sub_Marine.pdb</text:p>
      <text:p text:style-name="P131">Modified : /trunk/Sub_Marine/obj/Debug/Sub_Marine.exe</text:p>
      <text:p text:style-name="P131">Modified : /trunk/Sub_Marine/obj/Debug/Sub_Marine.pdb</text:p>
      <text:p text:style-name="P131">Modified : /trunk/Sub_Marine/obj/Debug/Sub_Marine_Server.csproj.GenerateResource.Cache</text:p>
      <text:p text:style-name="P131">Modified : /trunk/Sub_Marine/obj/Sub_Marine_Server.csproj.FileList.txt</text:p>
      <text:p text:style-name="P131"/>
      <text:p text:style-name="P131"/>
      <text:p text:style-name="P131">Revision: 11</text:p>
      <text:p text:style-name="P131">Author: damagedspline</text:p>
      <text:p text:style-name="P131">Date: 20:01:08, éåí ùðé 03 ñôèîáø 2007</text:p>
      <text:p text:style-name="P131">Message:</text:p>
      <text:p text:style-name="P131"><text:soft-page-break/>Additional fix for the thread issue</text:p>
      <text:p text:style-name="P131">----</text:p>
      <text:p text:style-name="P131">Modified : /trunk/Sub_Marine/GameServer.cs</text:p>
      <text:p text:style-name="P131">Modified : /trunk/Sub_Marine/Server_Form.cs</text:p>
      <text:p text:style-name="P131"/>
      <text:p text:style-name="P131"/>
      <text:p text:style-name="P131">Revision: 10</text:p>
      <text:p text:style-name="P131">Author: damagedspline</text:p>
      <text:p text:style-name="P131">Date: 18:31:13, éåí ùðé 03 ñôèîáø 2007</text:p>
      <text:p text:style-name="P131">Message:</text:p>
      <text:p text:style-name="P131">fix thread bug</text:p>
      <text:p text:style-name="P131">----</text:p>
      <text:p text:style-name="P131">Modified : /trunk/Sub_Marine/GameServer.cs</text:p>
      <text:p text:style-name="P131">Modified : /trunk/Sub_Marine/Server_Form.cs</text:p>
      <text:p text:style-name="P131"/>
      <text:p text:style-name="P131"/>
      <text:p text:style-name="P131">Revision: 9</text:p>
      <text:p text:style-name="P131">Author: amitaibar</text:p>
      <text:p text:style-name="P131">Date: 20:54:31, éåí øàùåï 02 ñôèîáø 2007</text:p>
      <text:p text:style-name="P131">Message:</text:p>
      <text:p text:style-name="P131">rules</text:p>
      <text:p text:style-name="P131">----</text:p>
      <text:p text:style-name="P131">Modified : /trunk/Sub_Marine_Client/GameClient.cs</text:p>
      <text:p text:style-name="P131"/>
      <text:p text:style-name="P131"/>
      <text:p text:style-name="P131">Revision: 8</text:p>
      <text:p text:style-name="P131">Author: amitaibar</text:p>
      <text:p text:style-name="P131">Date: 20:13:27, éåí øàùåï 02 ñôèîáø 2007</text:p>
      <text:p text:style-name="P131">Message:</text:p>
      <text:p text:style-name="P131">Thread bug</text:p>
      <text:p text:style-name="P131">----</text:p>
      <text:p text:style-name="P131">Modified : /trunk/Sub_Marine/GameServer.cs</text:p>
      <text:p text:style-name="P131">Modified : /trunk/Sub_Marine/Server_Form.cs</text:p>
      <text:p text:style-name="P131"/>
      <text:p text:style-name="P131"/>
      <text:p text:style-name="P131">Revision: 7</text:p>
      <text:p text:style-name="P131">Author: damagedspline</text:p>
      <text:p text:style-name="P131">Date: 23:22:05, éåí øáéòé 29 àåâåñè 2007</text:p>
      <text:p text:style-name="P131">Message:</text:p>
      <text:p text:style-name="P131">Assaf:</text:p>
      <text:p text:style-name="P131">Communication fixes, still not ready.</text:p>
      <text:p text:style-name="P131">----</text:p>
      <text:p text:style-name="P131">Modified : /trunk/Sub_Marine/GameServer.cs</text:p>
      <text:p text:style-name="P131">Modified : /trunk/Sub_Marine/Server_Form.Designer.cs</text:p>
      <text:p text:style-name="P131">Modified : /trunk/Sub_Marine/Server_Form.cs</text:p>
      <text:p text:style-name="P131">Modified : /trunk/Sub_Marine/Server_Form.resx</text:p>
      <text:p text:style-name="P131"/>
      <text:p text:style-name="P131"/>
      <text:p text:style-name="P131">Revision: 6</text:p>
      <text:p text:style-name="P131">Author: amitaibar</text:p>
      <text:p text:style-name="P131">Date: 22:02:28, éåí øáéòé 29 àåâåñè 2007</text:p>
      <text:p text:style-name="P131">Message:</text:p>
      <text:p text:style-name="P131">Fixing odse1</text:p>
      <text:p text:style-name="P131">----</text:p>
      <text:p text:style-name="P131">Modified : /trunk/Sub_Marine/GameServer.cs</text:p>
      <text:p text:style-name="P131">Modified : /trunk/Sub_Marine/bin/Debug/Sub_Marine.exe</text:p>
      <text:p text:style-name="P131">Modified : /trunk/Sub_Marine/bin/Debug/Sub_Marine.pdb</text:p>
      <text:p text:style-name="P131">Modified : /trunk/Sub_Marine/bin/Release/Sub_Marine.exe</text:p>
      <text:p text:style-name="P131"><text:soft-page-break/>Modified : /trunk/Sub_Marine/bin/Release/Sub_Marine.pdb</text:p>
      <text:p text:style-name="P131">Modified : /trunk/Sub_Marine/obj/Debug/Sub_Marine.exe</text:p>
      <text:p text:style-name="P131">Modified : /trunk/Sub_Marine/obj/Debug/Sub_Marine.pdb</text:p>
      <text:p text:style-name="P131">Modified : /trunk/Sub_Marine/obj/Debug/TempPE/Properties.Resources.Designer.cs.dll</text:p>
      <text:p text:style-name="P131">Modified : /trunk/Sub_Marine/obj/Release/Sub_Marine.exe</text:p>
      <text:p text:style-name="P131">Modified : /trunk/Sub_Marine/obj/Release/Sub_Marine.pdb</text:p>
      <text:p text:style-name="P131">Modified : /trunk/Sub_Marine/obj/Release/TempPE/Properties.Resources.Designer.cs.dll</text:p>
      <text:p text:style-name="P131">Modified : /trunk/Sub_Marine.suo</text:p>
      <text:p text:style-name="P131"/>
      <text:p text:style-name="P131"/>
      <text:p text:style-name="P131">Revision: 5</text:p>
      <text:p text:style-name="P131">Author: amitaibar</text:p>
      <text:p text:style-name="P131">Date: 20:35:17, éåí øáéòé 29 àåâåñè 2007</text:p>
      <text:p text:style-name="P131">Message:</text:p>
      <text:p text:style-name="P131">Fixing odse1</text:p>
      <text:p text:style-name="P131">----</text:p>
      <text:p text:style-name="P131">Modified : /trunk/Sub_Marine/GameServer.cs</text:p>
      <text:p text:style-name="P131">Modified : /trunk/Sub_Marine/Server_Form.cs</text:p>
      <text:p text:style-name="P131">Modified : /trunk/Sub_Marine/bin/Release/Sub_Marine.exe</text:p>
      <text:p text:style-name="P131">Modified : /trunk/Sub_Marine/bin/Release/Sub_Marine.pdb</text:p>
      <text:p text:style-name="P131">Modified : /trunk/Sub_Marine/obj/Debug/Sub_Marine.exe</text:p>
      <text:p text:style-name="P131">Modified : /trunk/Sub_Marine/obj/Debug/Sub_Marine.pdb</text:p>
      <text:p text:style-name="P131">Modified : /trunk/Sub_Marine/obj/Release/Sub_Marine.exe</text:p>
      <text:p text:style-name="P131">Modified : /trunk/Sub_Marine/obj/Release/Sub_Marine.pdb</text:p>
      <text:p text:style-name="P131">Modified : /trunk/Sub_Marine/obj/Release/Sub_Marine_Server.csproj.GenerateResource.Cache</text:p>
      <text:p text:style-name="P131">Modified : /trunk/Sub_Marine.suo</text:p>
      <text:p text:style-name="P131">Modified : /trunk/Sub_Marine_Client/bin/Release/Sub_Marine_Client.exe</text:p>
      <text:p text:style-name="P131">Modified : /trunk/Sub_Marine_Client/bin/Release/Sub_Marine_Client.pdb</text:p>
      <text:p text:style-name="P131">Modified : /trunk/Sub_Marine_Client/obj/Release/Sub_Marine_Client.csproj.GenerateResource.Cache</text:p>
      <text:p text:style-name="P131">Modified : /trunk/Sub_Marine_Client/obj/Release/Sub_Marine_Client.exe</text:p>
      <text:p text:style-name="P131">Modified : /trunk/Sub_Marine_Client/obj/Release/Sub_Marine_Client.pdb</text:p>
      <text:p text:style-name="P131"/>
      <text:p text:style-name="P131"/>
      <text:p text:style-name="P131">Revision: 4</text:p>
      <text:p text:style-name="P131">Author: amitaibar</text:p>
      <text:p text:style-name="P131">Date: 23:04:02, éåí øàùåï 26 àåâåñè 2007</text:p>
      <text:p text:style-name="P131">Message:</text:p>
      <text:p text:style-name="P131">No gui hang!!</text:p>
      <text:p text:style-name="P131">----</text:p>
      <text:p text:style-name="P131">Modified : /trunk/Sub_Marine/GameServer.cs</text:p>
      <text:p text:style-name="P131">Modified : /trunk/Sub_Marine/Server_Form.cs</text:p>
      <text:p text:style-name="P131">Modified : /trunk/Sub_Marine/bin/Debug/Sub_Marine.exe</text:p>
      <text:p text:style-name="P131">Modified : /trunk/Sub_Marine/bin/Debug/Sub_Marine.pdb</text:p>
      <text:p text:style-name="P131">Modified : /trunk/Sub_Marine/bin/Release/Sub_Marine.exe</text:p>
      <text:p text:style-name="P131">Modified : /trunk/Sub_Marine/bin/Release/Sub_Marine.pdb</text:p>
      <text:p text:style-name="P131">Modified : /trunk/Sub_Marine/obj/Debug/Sub_Marine.exe</text:p>
      <text:p text:style-name="P131">Modified : /trunk/Sub_Marine/obj/Debug/Sub_Marine.pdb</text:p>
      <text:p text:style-name="P131">Modified : /trunk/Sub_Marine/obj/Debug/Sub_Marine_Server.csproj.GenerateResource.Cache</text:p>
      <text:p text:style-name="P131">Modified : /trunk/Sub_Marine/obj/Debug/TempPE/Properties.Resources.Designer.cs.dll</text:p>
      <text:p text:style-name="P131">Modified : /trunk/Sub_Marine/obj/Release/Sub_Marine.exe</text:p>
      <text:p text:style-name="P131">Modified : /trunk/Sub_Marine/obj/Release/Sub_Marine.pdb</text:p>
      <text:p text:style-name="P131">Modified : /trunk/Sub_Marine/obj/Release/Sub_Marine_Server.csproj.GenerateResource.Cache</text:p>
      <text:p text:style-name="P131">Modified : /trunk/Sub_Marine/obj/Release/TempPE/Properties.Resources.Designer.cs.dll</text:p>
      <text:p text:style-name="P131">Modified : /trunk/Sub_Marine.suo</text:p>
      <text:p text:style-name="P131">Modified : /trunk/Sub_Marine_Client/bin/Debug/Sub_Marine_Client.exe</text:p>
      <text:p text:style-name="P131">Modified : /trunk/Sub_Marine_Client/bin/Debug/Sub_Marine_Client.pdb</text:p>
      <text:p text:style-name="P131">Modified : /trunk/Sub_Marine_Client/bin/Release/Sub_Marine_Client.exe</text:p>
      <text:p text:style-name="P131">Modified : /trunk/Sub_Marine_Client/bin/Release/Sub_Marine_Client.pdb</text:p>
      <text:p text:style-name="P131"><text:soft-page-break/>Modified : /trunk/Sub_Marine_Client/obj/Debug/Sub_Marine_Client.csproj.GenerateResource.Cache</text:p>
      <text:p text:style-name="P131">Modified : /trunk/Sub_Marine_Client/obj/Debug/Sub_Marine_Client.exe</text:p>
      <text:p text:style-name="P131">Modified : /trunk/Sub_Marine_Client/obj/Debug/Sub_Marine_Client.pdb</text:p>
      <text:p text:style-name="P131">Modified : /trunk/Sub_Marine_Client/obj/Debug/TempPE/Properties.Resources.Designer.cs.dll</text:p>
      <text:p text:style-name="P131">Modified : /trunk/Sub_Marine_Client/obj/Release/Sub_Marine_Client.csproj.GenerateResource.Cache</text:p>
      <text:p text:style-name="P131">Modified : /trunk/Sub_Marine_Client/obj/Release/Sub_Marine_Client.exe</text:p>
      <text:p text:style-name="P131">Modified : /trunk/Sub_Marine_Client/obj/Release/Sub_Marine_Client.pdb</text:p>
      <text:p text:style-name="P131">Modified : /trunk/Sub_Marine_Client/obj/Release/TempPE/Properties.Resources.Designer.cs.dll</text:p>
      <text:p text:style-name="P131"/>
      <text:p text:style-name="P131"/>
      <text:p text:style-name="P131">Revision: 3</text:p>
      <text:p text:style-name="P131">Author: amitaibar</text:p>
      <text:p text:style-name="P131">Date: 14:24:55, ùáú 25 àåâåñè 2007</text:p>
      <text:p text:style-name="P131">Message:</text:p>
      <text:p text:style-name="P131">Initial version without threads</text:p>
      <text:p text:style-name="P131">----</text:p>
      <text:p text:style-name="P131">Added : /trunk/Sub_Marine</text:p>
      <text:p text:style-name="P131">Added : /trunk/Sub_Marine/GameServer.cs</text:p>
      <text:p text:style-name="P131">Added : /trunk/Sub_Marine/Program.cs</text:p>
      <text:p text:style-name="P131">Added : /trunk/Sub_Marine/Properties</text:p>
      <text:p text:style-name="P131">Added : /trunk/Sub_Marine/Properties/AssemblyInfo.cs</text:p>
      <text:p text:style-name="P131">Added : /trunk/Sub_Marine/Properties/Resources.Designer.cs</text:p>
      <text:p text:style-name="P131">Added : /trunk/Sub_Marine/Properties/Resources.resx</text:p>
      <text:p text:style-name="P131">Added : /trunk/Sub_Marine/Properties/Settings.Designer.cs</text:p>
      <text:p text:style-name="P131">Added : /trunk/Sub_Marine/Properties/Settings.settings</text:p>
      <text:p text:style-name="P131">Added : /trunk/Sub_Marine/Server_Form.Designer.cs</text:p>
      <text:p text:style-name="P131">Added : /trunk/Sub_Marine/Server_Form.cs</text:p>
      <text:p text:style-name="P131">Added : /trunk/Sub_Marine/Server_Form.resx</text:p>
      <text:p text:style-name="P131">Added : /trunk/Sub_Marine/Sub_Marine_Server.csproj</text:p>
      <text:p text:style-name="P131">Added : /trunk/Sub_Marine/bin</text:p>
      <text:p text:style-name="P131">Added : /trunk/Sub_Marine/bin/Debug</text:p>
      <text:p text:style-name="P131">Added : /trunk/Sub_Marine/bin/Debug/Sub_Marine.exe</text:p>
      <text:p text:style-name="P131">Added : /trunk/Sub_Marine/bin/Debug/Sub_Marine.pdb</text:p>
      <text:p text:style-name="P131">Added : /trunk/Sub_Marine/bin/Debug/Sub_Marine.vshost.exe</text:p>
      <text:p text:style-name="P131">Added : /trunk/Sub_Marine/bin/Release</text:p>
      <text:p text:style-name="P131">Added : /trunk/Sub_Marine/bin/Release/Sub_Marine.exe</text:p>
      <text:p text:style-name="P131">Added : /trunk/Sub_Marine/bin/Release/Sub_Marine.pdb</text:p>
      <text:p text:style-name="P131">Added : /trunk/Sub_Marine/obj</text:p>
      <text:p text:style-name="P131">Added : /trunk/Sub_Marine/obj/Debug</text:p>
      <text:p text:style-name="P131">Added : /trunk/Sub_Marine/obj/Debug/Refactor</text:p>
      <text:p text:style-name="P131">Added : /trunk/Sub_Marine/obj/Debug/Sub_Marine.Properties.Resources.resources</text:p>
      <text:p text:style-name="P131">Added : /trunk/Sub_Marine/obj/Debug/Sub_Marine.exe</text:p>
      <text:p text:style-name="P131">Added : /trunk/Sub_Marine/obj/Debug/Sub_Marine.pdb</text:p>
      <text:p text:style-name="P131">Added : /trunk/Sub_Marine/obj/Debug/Sub_Marine_Server.Server_Form.resources</text:p>
      <text:p text:style-name="P131">Added : /trunk/Sub_Marine/obj/Debug/Sub_Marine_Server.csproj.GenerateResource.Cache</text:p>
      <text:p text:style-name="P131">Added : /trunk/Sub_Marine/obj/Debug/TempPE</text:p>
      <text:p text:style-name="P131">Added : /trunk/Sub_Marine/obj/Debug/TempPE/Properties.Resources.Designer.cs.dll</text:p>
      <text:p text:style-name="P131">Added : /trunk/Sub_Marine/obj/Release</text:p>
      <text:p text:style-name="P131">Added : /trunk/Sub_Marine/obj/Release/Refactor</text:p>
      <text:p text:style-name="P131">Added : /trunk/Sub_Marine/obj/Release/Sub_Marine.Properties.Resources.resources</text:p>
      <text:p text:style-name="P131">Added : /trunk/Sub_Marine/obj/Release/Sub_Marine.exe</text:p>
      <text:p text:style-name="P131">Added : /trunk/Sub_Marine/obj/Release/Sub_Marine.pdb</text:p>
      <text:p text:style-name="P131">Added : /trunk/Sub_Marine/obj/Release/Sub_Marine_Server.Server_Form.resources</text:p>
      <text:p text:style-name="P131">Added : /trunk/Sub_Marine/obj/Release/Sub_Marine_Server.csproj.GenerateResource.Cache</text:p>
      <text:p text:style-name="P131">Added : /trunk/Sub_Marine/obj/Release/TempPE</text:p>
      <text:p text:style-name="P131">Added : /trunk/Sub_Marine/obj/Release/TempPE/Properties.Resources.Designer.cs.dll</text:p>
      <text:p text:style-name="P131">Added : /trunk/Sub_Marine/obj/Sub_Marine_Server.csproj.FileList.txt</text:p>
      <text:p text:style-name="P131">Added : /trunk/Sub_Marine.sln</text:p>
      <text:p text:style-name="P131"><text:soft-page-break/>Added : /trunk/Sub_Marine.suo</text:p>
      <text:p text:style-name="P131">Added : /trunk/Sub_Marine_Client</text:p>
      <text:p text:style-name="P131">Added : /trunk/Sub_Marine_Client/Client_Form.Designer.cs</text:p>
      <text:p text:style-name="P131">Added : /trunk/Sub_Marine_Client/Client_Form.cs</text:p>
      <text:p text:style-name="P131">Added : /trunk/Sub_Marine_Client/Client_Form.resx</text:p>
      <text:p text:style-name="P131">Added : /trunk/Sub_Marine_Client/GameClient.cs</text:p>
      <text:p text:style-name="P131">Added : /trunk/Sub_Marine_Client/Program.cs</text:p>
      <text:p text:style-name="P131">Added : /trunk/Sub_Marine_Client/Properties</text:p>
      <text:p text:style-name="P131">Added : /trunk/Sub_Marine_Client/Properties/AssemblyInfo.cs</text:p>
      <text:p text:style-name="P131">Added : /trunk/Sub_Marine_Client/Properties/Resources.Designer.cs</text:p>
      <text:p text:style-name="P131">Added : /trunk/Sub_Marine_Client/Properties/Resources.resx</text:p>
      <text:p text:style-name="P131">Added : /trunk/Sub_Marine_Client/Properties/Settings.Designer.cs</text:p>
      <text:p text:style-name="P131">Added : /trunk/Sub_Marine_Client/Properties/Settings.settings</text:p>
      <text:p text:style-name="P131">Added : /trunk/Sub_Marine_Client/Sub_Marine_Client.csproj</text:p>
      <text:p text:style-name="P131">Added : /trunk/Sub_Marine_Client/bin</text:p>
      <text:p text:style-name="P131">Added : /trunk/Sub_Marine_Client/bin/Debug</text:p>
      <text:p text:style-name="P131">Added : /trunk/Sub_Marine_Client/bin/Debug/Sub_Marine_Client.exe</text:p>
      <text:p text:style-name="P131">Added : /trunk/Sub_Marine_Client/bin/Debug/Sub_Marine_Client.pdb</text:p>
      <text:p text:style-name="P131">Added : /trunk/Sub_Marine_Client/bin/Debug/Sub_Marine_Client.vshost.exe</text:p>
      <text:p text:style-name="P131">Added : /trunk/Sub_Marine_Client/bin/Release</text:p>
      <text:p text:style-name="P131">Added : /trunk/Sub_Marine_Client/bin/Release/Sub_Marine_Client.exe</text:p>
      <text:p text:style-name="P131">Added : /trunk/Sub_Marine_Client/bin/Release/Sub_Marine_Client.pdb</text:p>
      <text:p text:style-name="P131">Added : /trunk/Sub_Marine_Client/obj</text:p>
      <text:p text:style-name="P131">Added : /trunk/Sub_Marine_Client/obj/Debug</text:p>
      <text:p text:style-name="P131">Added : /trunk/Sub_Marine_Client/obj/Debug/Refactor</text:p>
      <text:p text:style-name="P131">Added : /trunk/Sub_Marine_Client/obj/Debug/Sub_Marine_Client.Client_Form.resources</text:p>
      <text:p text:style-name="P131">Added : /trunk/Sub_Marine_Client/obj/Debug/Sub_Marine_Client.Properties.Resources.resources</text:p>
      <text:p text:style-name="P131">Added : /trunk/Sub_Marine_Client/obj/Debug/Sub_Marine_Client.csproj.GenerateResource.Cache</text:p>
      <text:p text:style-name="P131">Added : /trunk/Sub_Marine_Client/obj/Debug/Sub_Marine_Client.exe</text:p>
      <text:p text:style-name="P131">Added : /trunk/Sub_Marine_Client/obj/Debug/Sub_Marine_Client.pdb</text:p>
      <text:p text:style-name="P131">Added : /trunk/Sub_Marine_Client/obj/Debug/TempPE</text:p>
      <text:p text:style-name="P131">Added : /trunk/Sub_Marine_Client/obj/Debug/TempPE/Properties.Resources.Designer.cs.dll</text:p>
      <text:p text:style-name="P131">Added : /trunk/Sub_Marine_Client/obj/Release</text:p>
      <text:p text:style-name="P131">Added : /trunk/Sub_Marine_Client/obj/Release/Refactor</text:p>
      <text:p text:style-name="P131">Added : /trunk/Sub_Marine_Client/obj/Release/Sub_Marine_Client.Client_Form.resources</text:p>
      <text:p text:style-name="P131">Added : /trunk/Sub_Marine_Client/obj/Release/Sub_Marine_Client.Properties.Resources.resources</text:p>
      <text:p text:style-name="P131">Added : /trunk/Sub_Marine_Client/obj/Release/Sub_Marine_Client.csproj.GenerateResource.Cache</text:p>
      <text:p text:style-name="P131">Added : /trunk/Sub_Marine_Client/obj/Release/Sub_Marine_Client.exe</text:p>
      <text:p text:style-name="P131">Added : /trunk/Sub_Marine_Client/obj/Release/Sub_Marine_Client.pdb</text:p>
      <text:p text:style-name="P131">Added : /trunk/Sub_Marine_Client/obj/Release/TempPE</text:p>
      <text:p text:style-name="P131">Added : /trunk/Sub_Marine_Client/obj/Release/TempPE/Properties.Resources.Designer.cs.dll</text:p>
      <text:p text:style-name="P131">Added : /trunk/Sub_Marine_Client/obj/Sub_Marine_Client.csproj.FileList.txt</text:p>
      <text:p text:style-name="P131"/>
      <text:p text:style-name="P131"/>
      <text:p text:style-name="P131">Revision: 2</text:p>
      <text:p text:style-name="P131">Author: amitaibar</text:p>
      <text:p text:style-name="P131">Date: 14:21:47, ùáú 25 àåâåñè 2007</text:p>
      <text:p text:style-name="P131">Message:</text:p>
      <text:p text:style-name="P131">Initial version without threads</text:p>
      <text:p text:style-name="P131">----</text:p>
      <text:p text:style-name="P131">Added : /trunk/GameServer.cs</text:p>
      <text:p text:style-name="P131"/>
      <text:p text:style-name="P131"/>
      <text:p text:style-name="P131">Revision: 1</text:p>
      <text:p text:style-name="P131">Author: </text:p>
      <text:p text:style-name="P131">Date: 18:36:37, éåí ùðé 20 àåâåñè 2007</text:p>
      <text:p text:style-name="P131">Message:</text:p>
      <text:p text:style-name="P131">Initial directory structure.</text:p>
      <text:p text:style-name="P131"><text:soft-page-break/>----</text:p>
      <text:p text:style-name="P131">Added : /branches</text:p>
      <text:p text:style-name="P131">Added : /tags</text:p>
      <text:p text:style-name="P131">Added : /trunk</text:p>
      <text:p text:style-name="P131"/>
      <text:p text:style-name="P131"/>
      <text:p text:style-name="P134">C# Special Traits That Were Used</text:p>
      <text:p text:style-name="P131"/>
      <text:p text:style-name="P129"/>
      <text:p text:style-name="P129"><text:span text:style-name="T2">Properties:</text:span> </text:p>
      <text:p text:style-name="P129">Used in Tile (Tile.Clickable, Tile.Dragable, Tile.State).</text:p>
      <text:p text:style-name="P129"/>
      <text:p text:style-name="P129"><text:span text:style-name="T2">Networking:</text:span> </text:p>
      <text:p text:style-name="P129">Used in GameServer and GameClient.</text:p>
      <text:p text:style-name="P129"/>
      <text:p text:style-name="P129"><text:span text:style-name="T2">Delegates:</text:span> </text:p>
      <text:p text:style-name="P129">Used in GameServer &amp; GameClient (Command delegate) to encapsulate the data handler function and in Globals (LoggerDelegate delegate) to encapsulate the log function in Server_Form.</text:p>
      <text:p text:style-name="P129"/>
      <text:p text:style-name="P129"><text:span text:style-name="T2">BeginInvoke:</text:span> </text:p>
      <text:p text:style-name="P129">Used in both Client_Form &amp; Server_Form to update controls from another threads.</text:p>
      <text:p text:style-name="P129"/>
      <text:p text:style-name="P129"><text:span text:style-name="T2">Exceptions:</text:span> </text:p>
      <text:p text:style-name="P129"><text:tab/>ArgumentException – when invalid port was entered in </text:p>
      <text:p text:style-name="P129"><text:tab/><text:tab/><text:tab/><text:tab/><text:tab/><text:tab/>the client for example and connect </text:p>
      <text:p text:style-name="P129"><text:tab/><text:tab/><text:tab/><text:tab/><text:tab/><text:tab/>was pressed.</text:p>
      <text:p text:style-name="P129"><text:tab/>Other exceptions are set to be caught as throughout the solution, </text:p>
      <text:p text:style-name="P129"><text:tab/>such as:</text:p>
      <text:p text:style-name="P129"><text:tab/>SocketException, ArgumentNullException, </text:p>
      <text:p text:style-name="P129"><text:tab/>InvalidOperationException, ObjectDisposedException,</text:p>
      <text:p text:style-name="P129"><text:tab/>ArgumentOutOfRangeException, IOException,</text:p>
      <text:p text:style-name="P129"><text:tab/>NullReferenceException, ThreadAbortException.</text:p>
      <text:p text:style-name="P129"><text:tab/><text:tab/><text:tab/></text:p>
      <text:p text:style-name="P130">Threads:<text:span text:style-name="T4"> </text:span></text:p>
      <text:p text:style-name="P130"><text:span text:style-name="T4">Used in GameClient &amp; GameServer to run the connection listeners (data read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lucidasans1" svg:font-family="lucidasan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3$Build-9215</meta:generator>
    <meta:initial-creator>Assaf Paz</meta:initial-creator>
    <meta:creation-date>2007-09-23T21:16:29</meta:creation-date>
    <dc:creator>Assaf Paz</dc:creator>
    <dc:date>2007-09-24T08:59:55</dc:date>
    <meta:editing-cycles>42</meta:editing-cycles>
    <meta:editing-duration>PT3H40M49S</meta:editing-duration>
    <meta:user-defined meta:name="Info 1"/>
    <meta:user-defined meta:name="Info 2"/>
    <meta:user-defined meta:name="Info 3"/>
    <meta:user-defined meta:name="Info 4"/>
    <meta:document-statistic meta:table-count="0" meta:image-count="0" meta:object-count="0" meta:page-count="21" meta:paragraph-count="709" meta:word-count="4524" meta:character-count="32405"/>
  </office:meta>
</office:document-meta>
</file>